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no. party</text:p>
          </table:table-cell>
          <table:table-cell table:style-name="Default" office:value-type="string" calcext:value-type="string">
            <text:p>failiure probability </text:p>
          </table:table-cell>
          <table:table-cell table:style-name="ce2" office:value-type="string" calcext:value-type="string">
            <text:p>memory usage (GB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FLGeometricDistributionEXP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DiscreteLaplaceDistribution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2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mory overflow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FLDiscreteGaussianDistributionEXP_GC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DiscreteGaussianDistributionEXP_BGMW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DiscreteGaussianDistributionEXP_BMR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 office:value-type="string" calcext:value-type="string">
            <text:p>126+3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FLDiscreteGaussianDistributionEXP_BGMW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2^(-20)</text:p>
          </table:table-cell>
          <table:table-cell table:style-name="Default" office:value-type="float" office:value="105" calcext:value-type="float">
            <text:p>105</text:p>
          </table:table-cell>
          <table:table-cell office:value-type="string" calcext:value-type="string">
            <text:p>memory may overflow</text:p>
          </table:table-cell>
        </table:table-row>
        <table:table-row table:style-name="ro1">
          <table:table-cell/>
          <table:table-cell office:value-type="string" calcext:value-type="string">
            <text:p>FLDiscreteGaussianDistributionEXP_BMR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2^(-2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mory overf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8:44.107175645</meta:creation-date>
    <dc:date>2022-12-04T14:59:02.117794559</dc:date>
    <meta:editing-duration>PT1H29M53S</meta:editing-duration>
    <meta:editing-cycles>31</meta:editing-cycles>
    <meta:generator>LibreOffice/7.3.7.2$Linux_X86_64 LibreOffice_project/30$Build-2</meta:generator>
    <meta:document-statistic meta:table-count="1" meta:cell-count="69" meta:object-count="0"/>
  </office:meta>
</office:document-meta>
</file>